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idx</text:p>
          </table:table-cell>
          <table:table-cell office:value-type="string">
            <text:p>header 4</text:p>
          </table:table-cell>
          <table:table-cell office:value-type="string">
            <text:p>header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arch 1</text:p>
          </table:table-cell>
          <table:table-cell/>
          <table:table-cell office:value-type="string">
            <text:p>data1 1 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ta1 2 2</text:p>
          </table:table-cell>
          <table:table-cell office:value-type="string">
            <text:p>search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earch 3</text:p>
          </table:table-cell>
          <table:table-cell office:value-type="string">
            <text:p>data1 3 4</text:p>
          </table:table-cell>
          <table:table-cell office:value-type="string">
            <text:p>data1 3 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# table 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arch 1</text:p>
          </table:table-cell>
          <table:table-cell table:number-columns-repeated="3"/>
          <table:table-cell table:style-name="ce1" office:value-type="string">
            <text:p># tabl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rch 2</text:p>
          </table:table-cell>
          <table:table-cell office:value-type="string">
            <text:p>data2 2 2</text:p>
          </table:table-cell>
          <table:table-cell office:value-type="string">
            <text:p>data2 2 3</text:p>
          </table:table-cell>
          <table:table-cell/>
          <table:table-cell office:value-type="string">
            <text:p>header 1</text:p>
          </table:table-cell>
          <table:table-cell office:value-type="string">
            <text:p>idx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</table:table-row>
        <table:table-row table:style-name="ro1">
          <table:table-cell/>
          <table:table-cell office:value-type="string">
            <text:p>search 3</text:p>
          </table:table-cell>
          <table:table-cell table:number-columns-repeated="4"/>
          <table:table-cell office:value-type="string">
            <text:p>search 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arch 2</text:p>
          </table:table-cell>
          <table:table-cell office:value-type="string">
            <text:p>data3 2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earch 3</text:p>
          </table:table-cell>
          <table:table-cell/>
          <table:table-cell office:value-type="string">
            <text:p>data3 3 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# table 4</text:p>
          </table:table-cell>
          <table:table-cell/>
          <table:table-cell table:style-name="ce1" office:value-type="string">
            <text:p># table 4b</text:p>
          </table:table-cell>
          <table:table-cell table:number-columns-repeated="3"/>
          <table:table-cell table:style-name="ce1" office:value-type="string">
            <text:p># table 4c</text:p>
          </table:table-cell>
          <table:table-cell table:number-columns-repeated="3"/>
        </table:table-row>
        <table:table-row table:style-name="ro1">
          <table:table-cell office:value-type="string">
            <text:p>idx</text:p>
          </table:table-cell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2"/>
        </table:table-row>
        <table:table-row table:style-name="ro1">
          <table:table-cell office:value-type="string">
            <text:p>search1</text:p>
          </table:table-cell>
          <table:table-cell/>
          <table:table-cell office:value-type="string">
            <text:p>search1</text:p>
          </table:table-cell>
          <table:table-cell table:number-columns-repeated="2"/>
          <table:table-cell office:value-type="string">
            <text:p>search1</text:p>
          </table:table-cell>
          <table:table-cell table:number-columns-repeated="4"/>
        </table:table-row>
        <table:table-row table:style-name="ro1">
          <table:table-cell office:value-type="string">
            <text:p>search2</text:p>
          </table:table-cell>
          <table:table-cell/>
          <table:table-cell office:value-type="string">
            <text:p>search2</text:p>
          </table:table-cell>
          <table:table-cell office:value-type="string">
            <text:p>data4b 2 2</text:p>
          </table:table-cell>
          <table:table-cell/>
          <table:table-cell office:value-type="string">
            <text:p>search2</text:p>
          </table:table-cell>
          <table:table-cell office:value-type="string">
            <text:p>data4c 2 2</text:p>
          </table:table-cell>
          <table:table-cell office:value-type="string">
            <text:p>data4c 2 3</text:p>
          </table:table-cell>
          <table:table-cell table:number-columns-repeated="2"/>
        </table:table-row>
        <table:table-row table:style-name="ro1">
          <table:table-cell office:value-type="string">
            <text:p>search3</text:p>
          </table:table-cell>
          <table:table-cell/>
          <table:table-cell office:value-type="string">
            <text:p>search3</text:p>
          </table:table-cell>
          <table:table-cell table:number-columns-repeated="2"/>
          <table:table-cell office:value-type="string">
            <text:p>search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5</text:p>
          </table:table-cell>
          <table:table-cell table:number-columns-repeated="4"/>
          <table:table-cell table:style-name="ce1" office:value-type="string">
            <text:p># table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</table:table-row>
        <table:table-row table:style-name="ro1">
          <table:table-cell table:number-columns-repeated="4"/>
          <table:table-cell office:value-type="string">
            <text:p>data5 1 3</text:p>
          </table:table-cell>
          <table:table-cell office:value-type="string">
            <text:p>data5 1 4</text:p>
          </table:table-cell>
          <table:table-cell/>
          <table:table-cell office:value-type="string">
            <text:p>data6 2 1</text:p>
          </table:table-cell>
          <table:table-cell/>
          <table:table-cell office:value-type="string">
            <text:p>data6 1 3</text:p>
          </table:table-cell>
        </table:table-row>
        <table:table-row table:style-name="ro1">
          <table:table-cell table:number-columns-repeated="2"/>
          <table:table-cell office:value-type="string">
            <text:p>data5 2 1</text:p>
          </table:table-cell>
          <table:table-cell table:number-columns-repeated="4"/>
          <table:table-cell office:value-type="string">
            <text:p>!! comment r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5 3 2</text:p>
          </table:table-cell>
          <table:table-cell office:value-type="string">
            <text:p>data5 3 3</text:p>
          </table:table-cell>
          <table:table-cell office:value-type="string">
            <text:p>data5 3 4</text:p>
          </table:table-cell>
          <table:table-cell/>
          <table:table-cell office:value-type="string">
            <text:p>data6 2 2</text:p>
          </table:table-cell>
          <table:table-cell office:value-type="string">
            <text:p>data6 3 2</text:p>
          </table:table-cell>
          <table:table-cell office:value-type="string">
            <text:p>data6 3 3</text:p>
          </table:table-cell>
        </table:table-row>
        <table:table-row table:style-name="ro1">
          <table:table-cell table:number-columns-repeated="4"/>
          <table:table-cell office:value-type="string">
            <text:p>data5 4 3</text:p>
          </table:table-cell>
          <table:table-cell office:value-type="string">
            <text:p>data5 4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ata5 6 1</text:p>
          </table:table-cell>
          <table:table-cell office:value-type="string">
            <text:p>data5 6 2</text:p>
          </table:table-cell>
          <table:table-cell office:value-type="string">
            <text:p>data5 6 3</text:p>
          </table:table-cell>
          <table:table-cell office:value-type="string">
            <text:p>data5 6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>
            <text:p># table 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oups</text:p>
          </table:table-cell>
          <table:table-cell office:value-type="string">
            <text:p>tim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</text:p>
          </table:table-cell>
          <table:table-cell office:value-type="string">
            <text:p>3,2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3</text:p>
          </table:table-cell>
          <table:table-cell office:value-type="string">
            <text:p>5,4,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2,atom3</text:p>
          </table:table-cell>
          <table:table-cell office:value-type="string">
            <text:p>2,3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,atom3</text:p>
          </table:table-cell>
          <table:table-cell office:value-type="string">
            <text:p>1,1,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3/02/2014</text:date>, <text:time>11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15:35</meta:creation-date>
    <dc:date>2014-02-03T11:47:48</dc:date>
    <meta:editing-duration>P11DT5H46M28S</meta:editing-duration>
    <meta:editing-cycles>44</meta:editing-cycles>
    <meta:generator>OpenOffice/4.0.1$Unix OpenOffice.org_project/401$Build-0</meta:generator>
    <meta:document-statistic meta:table-count="1" meta:cell-count="91" meta:object-count="0"/>
  </office:meta>
</office:document-meta>
</file>